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5"/>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sher geschafft:</text:p>
      <text:list xml:id="list7775805036388535622" text:style-name="L1">
        <text:list-header>
          <text:p text:style-name="P1"/>
        </text:list-header>
        <text:list-item>
          <text:p text:style-name="P1">"Grüne Boxen": Map kann verändert werden und weitere Punkte verschiedener Farben eingebunden werden.</text:p>
        </text:list-item>
      </text:list>
      <text:list xml:id="list5446374500539726519" text:style-name="L2">
        <text:list-item>
          <text:p text:style-name="P2">Grafiken konvertiert und eingebunden</text:p>
        </text:list-item>
      </text:list>
      <text:list xml:id="list9208154451279190513" text:style-name="L3">
        <text:list-item>
          <text:p text:style-name="P3">verschiedene Bewegungsgrafiken (springen/rechts-links-laufen, stehen) jetzt möglich</text:p>
        </text:list-item>
      </text:list>
      <text:list xml:id="list41700966" text:continue-list="list7775805036388535622" text:style-name="L1">
        <text:list-item>
          <text:p text:style-name="P1">Hintergrundgrafik festgelegt (verbraucht im Moment sehr viel Kapazität, da es dauernd neu geladen wird, ging aber nicht anders. Versuche immernoch mich in der Engine zurecht zu finden, verdammt komplex das Ding.)</text:p>
        </text:list-item>
        <text:list-item>
          <text:p text:style-name="P1">Grafiken anstatt den blauen Rechtecken eingebunden</text:p>
        </text:list-item>
        <text:list-item>
          <text:p text:style-name="P1">Zusätzlich Grafik eingebunden die <text:span text:style-name="T1">nicht</text:span> auf die Collision Detection reagiert</text:p>
        </text:list-item>
        <text:list-item>
          <text:p text:style-name="P1">Zusätzlich Grafik eingebunden die auf die Collision Detection reagiert</text:p>
          <text:p text:style-name="P1"/>
        </text:list-item>
      </text:list>
      <text:p text:style-name="Standard">Zeitaufwand: 8 Stunden</text:p>
      <text:p text:style-name="Standard"/>
      <text:p text:style-name="Standard"/>
      <text:p text:style-name="Standard">Zu machen demnächst:</text:p>
      <text:list xml:id="list8761572943931210643" text:style-name="L5">
        <text:list-item>
          <text:p text:style-name="P4">Event Punkte habe ich noch nicht rausgebracht wie man da was triggern kann, basierend auf Koordinaten. Hauptsächlich weil ich das Koordinaten System nicht blicke. Bin ich noch dran. Wer Lust hat sich da ranzumachen, bitte ;) </text:p>
        </text:list-item>
        <text:list-item>
          <text:p text:style-name="P4">Auf Event Trigger ein (erst mal) leeres Pop-Up Fenster aufzurufen. </text:p>
        </text:list-item>
        <text:list-item>
          <text:p text:style-name="P4">Mehrere Grafiken beim Laufen (damit er/sie auch "läuft". Und nicht nur nach rechts schwebt mit dem Bein nach oben ;) </text:p>
        </text:list-item>
      </text:list>
      <text:p text:style-name="Standard"/>
      <text:p text:style-name="Standard">Wer auch immer die Grafiken / Concept Art übernehmen will (Philipp, hast du da mal was angesprochen? Weiß es nicht mehr), hier sind die Maße. Dachte für Bewegungen so ca 3-5 verschiedene .png Bilder. Implementiere ich dann so, dass diese sich abwechseln. </text:p>
      <text:p text:style-name="Standard"/>
      <text:p text:style-name="Standard"/>
      <text:p text:style-name="Standard">Spieler-Grafiken sind:</text:p>
      <text:p text:style-name="Standard"><text:tab/>51 Pixel breit</text:p>
      <text:p text:style-name="Standard"><text:tab/>101 Pixel hoch</text:p>
      <text:p text:style-name="Standard"/>
      <text:p text:style-name="Standard">(kann wohl man noch verändern, </text:p>
      <text:p text:style-name="Standard">hatte aber jetzt keine Lust lange rumzusuchen </text:p>
      <text:p text:style-name="Standard">wegen minimalistischer scheiße :D)</text:p>
      <text:p text:style-name="Standard"/>
      <text:p text:style-name="Standard">Wand-Grafiken sind:</text:p>
      <text:p text:style-name="Standard"><text:tab/>75 Pixel breit</text:p>
      <text:p text:style-name="Standard"><text:tab/>75 Pixel hoch</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M15S</meta:editing-duration>
    <meta:editing-cycles>16</meta:editing-cycles>
    <meta:generator>OpenOffice/4.1.1$Win32 OpenOffice.org_project/411m6$Build-9775</meta:generator>
    <dc:date>2015-05-10T21:54:01.16</dc:date>
    <meta:document-statistic meta:table-count="0" meta:image-count="0" meta:object-count="0" meta:page-count="1" meta:paragraph-count="23" meta:word-count="237" meta:character-count="1574"/>
    <meta:user-defined meta:name="Info 1"/>
    <meta:user-defined meta:name="Info 2"/>
    <meta:user-defined meta:name="Info 3"/>
    <meta:user-defined meta:name="Info 4"/>
  </office:meta>
</office:document-meta>
</file>